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ed6a9" officeooo:paragraph-rsid="001ed6a9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ed6a9" officeooo:paragraph-rsid="001ed6a9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normal" officeooo:rsid="001ed6a9" officeooo:paragraph-rsid="001ed6a9" style:font-weight-asian="normal" style:font-weight-complex="normal"/>
    </style:style>
    <style:style style:name="T1" style:family="text">
      <style:text-properties officeooo:rsid="00218a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 réponses – Partie <text:span text:style-name="T1">3</text:span> – Les communes des Deux-Sèvres</text:p>
      <text:p text:style-name="P2"/>
      <text:h text:style-name="P1" text:outline-level="3">Question 1 :</text:h>
      <text:p text:style-name="P3"/>
      <text:h text:style-name="P1" text:outline-level="3">Question 2 :</text:h>
      <text:p text:style-name="P3"/>
      <text:h text:style-name="P1" text:outline-level="3">Question 3 :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06:32:23.095510199</meta:creation-date>
    <meta:generator>LibreOffice/7.6.5.2$Linux_X86_64 LibreOffice_project/60$Build-2</meta:generator>
    <dc:date>2024-03-26T07:00:29.893327479</dc:date>
    <meta:editing-duration>PT28M10S</meta:editing-duration>
    <meta:editing-cycles>3</meta:editing-cycles>
    <meta:document-statistic meta:table-count="0" meta:image-count="0" meta:object-count="0" meta:page-count="1" meta:paragraph-count="4" meta:word-count="17" meta:character-count="95" meta:non-whitespace-character-count="80"/>
  </office:meta>
</office:document-meta>
</file>